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f622d8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Table_20_Contents">
      <style:text-properties style:font-name="Liberation Sans" fo:font-size="12pt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40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2" style:family="paragraph" style:parent-style-name="Footnote">
      <style:text-properties style:font-name="Liberation Sans" fo:font-size="10pt" officeooo:paragraph-rsid="0ef3776b" style:font-size-asian="10pt" style:font-size-complex="10pt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ca56a54"/>
    </style:style>
    <style:style style:name="P45" style:family="paragraph" style:parent-style-name="Standard">
      <style:text-properties officeooo:paragraph-rsid="0ca5faa5"/>
    </style:style>
    <style:style style:name="P46" style:family="paragraph" style:parent-style-name="Standard">
      <style:text-properties officeooo:paragraph-rsid="0ca6ddb9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style:text-properties officeooo:paragraph-rsid="0cc50ec9"/>
    </style:style>
    <style:style style:name="P52" style:family="paragraph" style:parent-style-name="Standard">
      <style:text-properties officeooo:paragraph-rsid="0cc5fe5b"/>
    </style:style>
    <style:style style:name="P53" style:family="paragraph" style:parent-style-name="Standard">
      <style:text-properties officeooo:paragraph-rsid="0d1ec96e"/>
    </style:style>
    <style:style style:name="P54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6" style:family="paragraph" style:parent-style-name="Standard">
      <style:text-properties officeooo:paragraph-rsid="0d2e61eb"/>
    </style:style>
    <style:style style:name="P57" style:family="paragraph" style:parent-style-name="Standard">
      <style:text-properties officeooo:paragraph-rsid="0d804757"/>
    </style:style>
    <style:style style:name="P58" style:family="paragraph" style:parent-style-name="Standard">
      <style:text-properties officeooo:paragraph-rsid="0d1be4a7"/>
    </style:style>
    <style:style style:name="P59" style:family="paragraph" style:parent-style-name="Standard">
      <style:text-properties officeooo:paragraph-rsid="0daa4aef"/>
    </style:style>
    <style:style style:name="P60" style:family="paragraph" style:parent-style-name="Standard">
      <style:text-properties officeooo:paragraph-rsid="0daef67d"/>
    </style:style>
    <style:style style:name="P61" style:family="paragraph" style:parent-style-name="Standard">
      <style:text-properties officeooo:paragraph-rsid="0db0d4d1"/>
    </style:style>
    <style:style style:name="P62" style:family="paragraph" style:parent-style-name="Standard">
      <style:text-properties officeooo:paragraph-rsid="0dce9327"/>
    </style:style>
    <style:style style:name="P63" style:family="paragraph" style:parent-style-name="Standard">
      <style:text-properties officeooo:rsid="0dde9a1c" officeooo:paragraph-rsid="0dde9a1c"/>
    </style:style>
    <style:style style:name="P64" style:family="paragraph" style:parent-style-name="Standard">
      <style:text-properties officeooo:rsid="0dde9a1c" officeooo:paragraph-rsid="0ddfbc49"/>
    </style:style>
    <style:style style:name="P65" style:family="paragraph" style:parent-style-name="Standard">
      <style:text-properties officeooo:paragraph-rsid="0deb3f7d"/>
    </style:style>
    <style:style style:name="P66" style:family="paragraph" style:parent-style-name="Footnote">
      <style:text-properties officeooo:paragraph-rsid="0cf7e116"/>
    </style:style>
    <style:style style:name="P67" style:family="paragraph" style:parent-style-name="Footnote">
      <style:text-properties officeooo:rsid="043ccc66" officeooo:paragraph-rsid="0dca2508"/>
    </style:style>
    <style:style style:name="P68" style:family="paragraph" style:parent-style-name="Footnote">
      <style:text-properties officeooo:rsid="043ccc66" officeooo:paragraph-rsid="0e5afad8"/>
    </style:style>
    <style:style style:name="P69" style:family="paragraph" style:parent-style-name="Standard">
      <style:text-properties officeooo:paragraph-rsid="0e0f3ce4"/>
    </style:style>
    <style:style style:name="P70" style:family="paragraph" style:parent-style-name="Standard">
      <style:text-properties officeooo:paragraph-rsid="0e153b91"/>
    </style:style>
    <style:style style:name="P71" style:family="paragraph" style:parent-style-name="Standard">
      <style:text-properties officeooo:paragraph-rsid="0e26e14b"/>
    </style:style>
    <style:style style:name="P72" style:family="paragraph" style:parent-style-name="Standard">
      <style:text-properties officeooo:paragraph-rsid="0e5c6890"/>
    </style:style>
    <style:style style:name="P73" style:family="paragraph" style:parent-style-name="Footnote">
      <style:text-properties officeooo:paragraph-rsid="0e72255e"/>
    </style:style>
    <style:style style:name="P74" style:family="paragraph" style:parent-style-name="Footnote">
      <style:text-properties officeooo:paragraph-rsid="0e81bf91"/>
    </style:style>
    <style:style style:name="P75" style:family="paragraph" style:parent-style-name="Standard">
      <style:text-properties officeooo:paragraph-rsid="0e8858a9"/>
    </style:style>
    <style:style style:name="P76" style:family="paragraph" style:parent-style-name="Footnote">
      <style:text-properties officeooo:paragraph-rsid="0e9381e6"/>
    </style:style>
    <style:style style:name="P77" style:family="paragraph" style:parent-style-name="Footnote">
      <style:text-properties officeooo:paragraph-rsid="0ea78533"/>
    </style:style>
    <style:style style:name="P78" style:family="paragraph" style:parent-style-name="Standard">
      <style:text-properties officeooo:paragraph-rsid="0ea9445c"/>
    </style:style>
    <style:style style:name="P79" style:family="paragraph" style:parent-style-name="Footnote">
      <style:text-properties officeooo:paragraph-rsid="0ead3525"/>
    </style:style>
    <style:style style:name="P80" style:family="paragraph" style:parent-style-name="Standard">
      <style:text-properties officeooo:paragraph-rsid="0dbf3336"/>
    </style:style>
    <style:style style:name="P81" style:family="paragraph" style:parent-style-name="Standard">
      <style:text-properties officeooo:paragraph-rsid="0eb4913f"/>
    </style:style>
    <style:style style:name="P82" style:family="paragraph" style:parent-style-name="Footnote">
      <style:text-properties officeooo:paragraph-rsid="0ef622d8"/>
    </style:style>
    <style:style style:name="P83" style:family="paragraph" style:parent-style-name="Footnote">
      <style:text-properties officeooo:paragraph-rsid="0ef98af7"/>
    </style:style>
    <style:style style:name="P8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officeooo:rsid="047da547" style:font-size-asian="12pt"/>
    </style:style>
    <style:style style:name="T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6" style:family="text">
      <style:text-properties style:font-name="Liberation Sans" fo:font-size="12pt" fo:font-style="normal" officeooo:rsid="00bddfbe" style:font-size-asian="12pt" style:font-size-complex="12pt"/>
    </style:style>
    <style:style style:name="T17" style:family="text">
      <style:text-properties style:font-name="Liberation Sans" officeooo:rsid="047fb57c"/>
    </style:style>
    <style:style style:name="T18" style:family="text">
      <style:text-properties style:font-name="Liberation Sans" officeooo:rsid="047da547"/>
    </style:style>
    <style:style style:name="T19" style:family="text">
      <style:text-properties style:font-name="Liberation Sans" fo:font-size="10pt" style:font-size-asian="10pt" style:font-size-complex="10pt"/>
    </style:style>
    <style:style style:name="T20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officeooo:rsid="02f99a6c"/>
    </style:style>
    <style:style style:name="T27" style:family="text">
      <style:text-properties fo:color="#000000" loext:opacity="100%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7" style:family="text">
      <style:text-properties fo:color="#000000" loext:opacity="100%" style:text-line-through-style="none" style:text-line-through-type="none" style:text-underline-style="none"/>
    </style:style>
    <style:style style:name="T218" style:family="text">
      <style:text-properties fo:color="#000000" loext:opacity="100%" style:text-line-through-style="none" style:text-line-through-type="none" style:text-underline-style="none" officeooo:rsid="0aabd8f8"/>
    </style:style>
    <style:style style:name="T219" style:family="text">
      <style:text-properties fo:color="#000000" loext:opacity="100%" style:text-line-through-style="none" style:text-line-through-type="none" style:text-underline-style="none" officeooo:rsid="0ee1abbb"/>
    </style:style>
    <style:style style:name="T220" style:family="text">
      <style:text-properties fo:color="#000000" loext:opacity="100%" style:text-line-through-style="none" style:text-line-through-type="none" style:text-underline-style="none" officeooo:rsid="0ee5411e"/>
    </style:style>
    <style:style style:name="T22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4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7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9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2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3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4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5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6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37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3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3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0" style:family="text">
      <style:text-properties fo:color="#000000" loext:opacity="100%" fo:language="nl" fo:country="NL" officeooo:rsid="0ef1f24c" style:font-name-asian="HG Mincho Light J" style:language-asian="nl" style:country-asian="NL" style:font-name-complex="Arial Unicode MS" style:language-complex="nl" style:country-complex="NL"/>
    </style:style>
    <style:style style:name="T241" style:family="text">
      <style:text-properties fo:color="#000000" loext:opacity="100%" fo:language="nl" fo:country="NL" officeooo:rsid="0ed666af" style:font-name-asian="HG Mincho Light J" style:language-asian="nl" style:country-asian="NL" style:font-name-complex="Arial Unicode MS" style:language-complex="nl" style:country-complex="NL"/>
    </style:style>
    <style:style style:name="T24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5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6" style:family="text">
      <style:text-properties fo:color="#000000" loext:opacity="10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8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69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70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style:font-name="Liberation Sans" fo:font-size="10pt" fo:language="nl" fo:country="NL" officeooo:rsid="0ee9ed8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6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7" style:family="text">
      <style:text-properties fo:color="#000000" loext:opacity="100%" officeooo:rsid="004804ae"/>
    </style:style>
    <style:style style:name="T288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89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90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91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92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93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94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95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296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29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98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99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00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01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02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03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04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05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06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07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08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09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10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11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1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1cec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use-window-font-color="true" loext:opacity="0%" style:font-name="Liberation Sans" officeooo:rsid="047da547"/>
    </style:style>
    <style:style style:name="T32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26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27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8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9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0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1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2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3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4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5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6" style:family="text">
      <style:text-properties style:use-window-font-color="true" loext:opacity="0%" style:font-name="Liberation Sans" fo:font-size="12pt" style:font-size-asian="12pt" style:font-size-complex="12pt"/>
    </style:style>
    <style:style style:name="T347" style:family="text">
      <style:text-properties style:use-window-font-color="true" loext:opacity="0%" style:font-name="Liberation Sans" officeooo:rsid="0efd8e5c"/>
    </style:style>
    <style:style style:name="T348" style:family="text">
      <style:text-properties officeooo:rsid="04473353"/>
    </style:style>
    <style:style style:name="T34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2" style:family="text">
      <style:text-properties officeooo:rsid="0aace3cd"/>
    </style:style>
    <style:style style:name="T353" style:family="text">
      <style:text-properties fo:font-size="8pt" style:font-size-asian="8pt" style:font-size-complex="8pt" loext:padding="0.049cm" loext:border="0.31pt solid #000000"/>
    </style:style>
    <style:style style:name="T354" style:family="text">
      <style:text-properties officeooo:rsid="01657261" style:font-size-complex="12pt"/>
    </style:style>
    <style:style style:name="T355" style:family="text">
      <style:text-properties officeooo:rsid="0e5635a7"/>
    </style:style>
    <style:style style:name="T356" style:family="text">
      <style:text-properties officeooo:rsid="0e56c5f4"/>
    </style:style>
    <style:style style:name="T357" style:family="text">
      <style:text-properties officeooo:rsid="0e80285f"/>
    </style:style>
    <style:style style:name="T358" style:family="text">
      <style:text-properties officeooo:rsid="0e838e2a"/>
    </style:style>
    <style:style style:name="T359" style:family="text">
      <style:text-properties officeooo:rsid="0e83c34e"/>
    </style:style>
    <style:style style:name="T360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1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2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3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4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5" style:family="text">
      <style:text-properties fo:color="#808080" loext:opacity="10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6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67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8" style:family="text">
      <style:text-properties fo:color="#808080" loext:opacity="10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69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0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71" style:family="text">
      <style:text-properties fo:color="#808080" loext:opacity="10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72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73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4" style:family="text">
      <style:text-properties fo:color="#808080" loext:opacity="10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5" style:family="text">
      <style:text-properties fo:color="#808080" loext:opacity="100%" style:font-name="Liberation Sans" fo:font-size="12pt" style:font-size-asian="12pt" style:font-size-complex="12pt"/>
    </style:style>
    <style:style style:name="T376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7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8" style:family="text">
      <style:text-properties officeooo:rsid="0ee1abbb"/>
    </style:style>
    <style:style style:name="T37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0" style:family="text">
      <style:text-properties officeooo:rsid="0ef1f24c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4"><text:span text:style-name="Strong_20_Emphasis"><text:span text:style-name="T243">C</text:span></text:span><text:span text:style-name="Strong_20_Emphasis"><text:span text:style-name="T242">hecklist voor </text:span></text:span><text:span text:style-name="Strong_20_Emphasis"><text:span text:style-name="T244">de installatie</text:span></text:span><text:span text:style-name="Strong_20_Emphasis"><text:span text:style-name="T242"> van </text:span></text:span><text:span text:style-name="Strong_20_Emphasis"><text:span text:style-name="T242"><text:user-field-get text:name="Distro">Ubuntu</text:user-field-get></text:span></text:span><text:span text:style-name="Strong_20_Emphasis"><text:span text:style-name="T242"><text:s/></text:span></text:span><text:span text:style-name="Strong_20_Emphasis"><text:span text:style-name="T250"><text:user-field-get text:name="Version">22.04</text:user-field-get></text:span></text:span><text:span text:style-name="Strong_20_Emphasis"><text:span text:style-name="T246"><text:s/></text:span></text:span><text:span text:style-name="Strong_20_Emphasis"><text:span text:style-name="T247">LTS</text:span></text:span><text:span text:style-name="Strong_20_Emphasis"><text:span text:style-name="T247"><text:note text:id="ftn1" text:note-class="footnote"><text:note-citation>1</text:note-citation><text:note-body><text:p text:style-name="P82"><text:span text:style-name="T271">LTS</text:span><text:span text:style-name="T279"> </text:span><text:span text:style-name="T280">staat voor</text:span><text:span text:style-name="T278"> </text:span><text:span text:style-name="T271">Long-Term Support, langetermijnondersteuning, </text:span><text:span text:style-name="T281">en </text:span><text:span text:style-name="T282">d</text:span><text:span text:style-name="T281">eze </text:span><text:span text:style-name="Strong_20_Emphasis"><text:span text:style-name="T285"><text:user-field-get text:name="Distro">Ubuntu</text:user-field-get></text:span></text:span><text:span text:style-name="T281"><text:s/></text:span><text:span text:style-name="T286"><text:user-field-get text:name="Version">22.04</text:user-field-get></text:span><text:span text:style-name="T286"><text:s/></text:span><text:span text:style-name="T281">LTS </text:span><text:span text:style-name="T283">(codenaam </text:span><text:span text:style-name="T284">j</text:span><text:span text:style-name="T379">ammy</text:span><text:span text:style-name="T283">) </text:span><text:span text:style-name="T280">van</text:span><text:span text:style-name="T277"> </text:span><text:span text:style-name="T275">april</text:span><text:span text:style-name="T273"> </text:span><text:span text:style-name="Strong_20_Emphasis"><text:span text:style-name="T166"><text:user-field-get style:data-style-name="N0" text:name="Releaseyear">2022</text:user-field-get></text:span></text:span><text:span text:style-name="T275"><text:s/></text:span><text:span text:style-name="T271">wordt </text:span><text:span text:style-name="T272">vijf</text:span><text:span text:style-name="T271"> jaar onder</text:span><text:span text:style-name="T277">houden</text:span><text:span text:style-name="T276"> </text:span><text:span text:style-name="T271">tot </text:span><text:span text:style-name="T275">april</text:span><text:span text:style-name="T270"> </text:span><text:span text:style-name="T271">202</text:span><text:span text:style-name="T275">7</text:span><text:span text:style-name="T274">.</text:span></text:p></text:note-body></text:note></text:span></text:span><text:span text:style-name="Strong_20_Emphasis"><text:span text:style-name="T248"> </text:span></text:span><text:span text:style-name="Strong_20_Emphasis"><text:span text:style-name="T249"><text:user-field-get text:name="Edition">desktop</text:user-field-get></text:span></text:span><text:span text:style-name="Strong_20_Emphasis"><text:span text:style-name="T245">.</text:span></text:span></text:p>
      <text:p text:style-name="P10"/>
      <text:p text:style-name="P70"><text:span text:style-name="T38">Kijk op</text:span><text:span text:style-name="T242"> </text:span><text:a xlink:type="simple" xlink:href="https://karelzimmer.nl/" text:style-name="Internet_20_link" text:visited-style-name="Visited_20_Internet_20_Link"><text:span text:style-name="Internet_20_link"><text:span text:style-name="T8">karelzimmer.nl</text:span></text:span></text:a><text:span text:style-name="T242"> </text:span><text:span text:style-name="T319">voor</text:span><text:span text:style-name="T320"> </text:span><text:span text:style-name="T321">deze en andere </text:span><text:span text:style-name="T322">Linux documenten</text:span><text:span text:style-name="T68">, scripts, </text:span><text:span text:style-name="T69">en informatie</text:span><text:span text:style-name="T68">.</text:span></text:p>
      <text:p text:style-name="P11"/>
      <text:p text:style-name="P40"><text:span text:style-name="T32">D</text:span><text:span text:style-name="T31">it is een invulbare PD</text:span><text:span text:style-name="T33">F</text:span><text:span text:style-name="T31"> met tekst- en keuzevakken; </text:span><text:span text:style-name="T34">a</text:span><text:span text:style-name="T31">fdrukken is niet noodzakelijk.</text:span></text:p>
      <text:p text:style-name="P12"/>
      <text:p text:style-name="P9"><text:span text:style-name="T1">V</text:span><text:span text:style-name="T17">ul de waarden in het tekstvak achter de </text:span><text:span text:style-name="Definition"><text:span text:style-name="T7">schuingedrukte</text:span></text:span><text:span text:style-name="T1"> </text:span><text:span text:style-name="T18">woorden, </text:span><text:span text:style-name="T323">zie </text:span><text:span text:style-name="T347">[</text:span><text:span text:style-name="T323">toelichting</text:span><text:span text:style-name="T347">]</text:span><text:span text:style-name="T18">:</text:span></text:p>
      <text:p text:style-name="P2"><text:span text:style-name="Definition"><text:span text:style-name="T340">g</text:span></text:span><text:span text:style-name="Definition"><text:span text:style-name="T339">ebruiker</text:span></text:span><text:span text:style-name="Definition"><text:span text:style-name="T327"><text:tab/><text:tab/></text:span></text:span><text:span text:style-name="Definition"><text:span text:style-name="T346"> <text:tab/><text:tab/></text:span></text:span><text:span text:style-name="T328"><draw:control text:anchor-type="as-char" svg:y="-0.429cm" draw:z-index="8" draw:name="Gebruiker" draw:style-name="gr2" draw:text-style-name="P90" svg:width="6.061cm" svg:height="0.6cm" draw:control="control9"><svg:title>Gebruiker</svg:title><svg:desc>Volledige naam, bijv. Jan Stek</svg:desc></draw:control></text:span><text:span text:style-name="T328"><text:tab/></text:span><text:span text:style-name="T329">[</text:span><text:span text:style-name="T325">volledige naam, bijv. </text:span><text:span text:style-name="T326">J</text:span><text:span text:style-name="T344">a</text:span><text:span text:style-name="T326">n </text:span><text:span text:style-name="T344">Jansen</text:span><text:span text:style-name="T345">]</text:span></text:p>
      <text:p text:style-name="Standard"><text:span text:style-name="Definition"><text:span text:style-name="T340">g</text:span></text:span><text:span text:style-name="Definition"><text:span text:style-name="T339">ebruikersnaam</text:span></text:span><text:span text:style-name="Definition"><text:span text:style-name="T324"><text:tab/></text:span></text:span><text:span text:style-name="Definition"><text:span text:style-name="T324"><draw:control text:anchor-type="as-char" svg:y="-0.429cm" draw:z-index="9" draw:name="Gberuikersnaam" draw:style-name="gr2" draw:text-style-name="P90" svg:width="6.061cm" svg:height="0.6cm" draw:control="control10"><svg:title>Gebruikersnaam</svg:title><svg:desc>Korte naam, bijv. jan</svg:desc></draw:control></text:span></text:span><text:span text:style-name="Definition"><text:span text:style-name="T324"><text:tab/></text:span></text:span><text:span text:style-name="T10">[</text:span><text:span text:style-name="T9">korte naam, bijv. </text:span><text:span text:style-name="T254">j</text:span><text:span text:style-name="T255">an</text:span><text:span text:style-name="T256">]</text:span></text:p>
      <text:p text:style-name="P1"><text:span text:style-name="Definition"><text:span text:style-name="T342">c</text:span></text:span><text:span text:style-name="Definition"><text:span text:style-name="T341">omputernaam</text:span></text:span><text:span text:style-name="Definition"><text:span text:style-name="T330"><text:tab/><text:tab/></text:span></text:span><text:span text:style-name="Definition"><text:span text:style-name="T328"><draw:control text:anchor-type="as-char" svg:y="-0.429cm" draw:z-index="10" draw:name="Computernaam" draw:style-name="gr2" draw:text-style-name="P90" svg:width="6.061cm" svg:height="0.6cm" draw:control="control11"><svg:title>Computernaam</svg:title><svg:desc>Unieke naam van de computer</svg:desc></draw:control></text:span></text:span><text:span text:style-name="Definition"><text:span text:style-name="T328"><text:tab/></text:span></text:span><text:span text:style-name="Definition"><text:span text:style-name="T336">[</text:span></text:span><text:span text:style-name="Definition"><text:span text:style-name="T332">naam van de compute</text:span></text:span><text:span text:style-name="Definition"><text:span text:style-name="T333">r, </text:span></text:span><text:span text:style-name="Definition"><text:span text:style-name="T334">bijv. </text:span></text:span><text:span text:style-name="Definition"><text:span text:style-name="T335">pc02</text:span></text:span><text:span text:style-name="Definition"><text:span text:style-name="T336">]</text:span></text:span></text:p>
      <text:p text:style-name="P1"><text:span text:style-name="Definition"><text:span text:style-name="T340">o</text:span></text:span><text:span text:style-name="Definition"><text:span text:style-name="T339">pstartmenu</text:span></text:span><text:span text:style-name="Definition"><text:span text:style-name="T328"><text:tab/><text:tab/><text:tab/></text:span></text:span><text:span text:style-name="Definition"><text:span text:style-name="T328"><draw:control text:anchor-type="as-char" svg:y="-0.429cm" draw:z-index="11" draw:name="Opstartmenu" draw:style-name="gr2" draw:text-style-name="P90" svg:width="6.061cm" svg:height="0.6cm" draw:control="control12"><svg:title>Opstartmenu</svg:title><svg:desc>Toets voor het opstartmenu ("bootmenu")</svg:desc></draw:control></text:span></text:span><text:span text:style-name="Definition"><text:span text:style-name="T328"><text:tab/></text:span></text:span><text:span text:style-name="Definition"><text:span text:style-name="T336">[</text:span></text:span><text:span text:style-name="Definition"><text:span text:style-name="T332">to</text:span></text:span><text:span text:style-name="Definition"><text:span text:style-name="T337">ets voor het opstartmedium</text:span></text:span><text:span text:style-name="Definition"><text:span text:style-name="T338">]</text:span></text:span></text:p>
      <text:p text:style-name="P6"><text:span text:style-name="Definition"><text:span text:style-name="T342">i</text:span></text:span><text:span text:style-name="Definition"><text:span text:style-name="T343">nstellingen</text:span></text:span><text:span text:style-name="T331"><text:tab/><text:tab/> <text:tab/></text:span><text:span text:style-name="T331"><draw:control text:anchor-type="as-char" svg:y="-0.429cm" draw:z-index="7" draw:name="Instellingen" draw:style-name="gr2" draw:text-style-name="P90" svg:width="6.061cm" svg:height="0.6cm" draw:control="control8"><svg:title>Instellingen</svg:title><svg:desc>Toets voor het BIOS/UEFI-scherm ("setup")</svg:desc></draw:control></text:span><text:span text:style-name="T331"><text:tab/></text:span><text:span text:style-name="T336">[</text:span><text:span text:style-name="T332">toets voor het UEFI-BIOS-scherm</text:span><text:span text:style-name="T336">]</text:span></text:p>
      <text:p text:style-name="P3"><text:span text:style-name="Definition"><text:span text:style-name="T361">g</text:span></text:span><text:span text:style-name="Definition"><text:span text:style-name="T360">ebruiker</text:span></text:span><text:span text:style-name="Definition"><text:span text:style-name="T362">2</text:span></text:span><text:span text:style-name="Definition"><text:span text:style-name="T363"><text:tab/></text:span></text:span><text:span text:style-name="Definition"><text:span text:style-name="T375"> <text:tab/><text:tab/></text:span></text:span><text:span text:style-name="T364"><draw:control text:anchor-type="as-char" svg:y="-0.429cm" draw:z-index="16" draw:name="Gebruiker 1" draw:style-name="gr2" draw:text-style-name="P90" svg:width="6.061cm" svg:height="0.6cm" draw:control="control17"><svg:title>Gebruiker</svg:title><svg:desc>Volledige naam, bijv. Jan Stek</svg:desc></draw:control></text:span><text:span text:style-name="T364"><text:tab/></text:span><text:span text:style-name="T365">[</text:span><text:span text:style-name="T366">volledige naam </text:span><text:span text:style-name="T367">evt. 2</text:span><text:span text:style-name="T376">e</text:span><text:span text:style-name="T367"> gebruiker</text:span><text:span text:style-name="T368">]</text:span></text:p>
      <text:p text:style-name="P71"><text:span text:style-name="Definition"><text:span text:style-name="T361">g</text:span></text:span><text:span text:style-name="Definition"><text:span text:style-name="T360">ebruikersnaam</text:span></text:span><text:span text:style-name="Definition"><text:span text:style-name="T362">2</text:span></text:span><text:span text:style-name="Definition"><text:span text:style-name="T369"><text:tab/></text:span></text:span><text:span text:style-name="Definition"><text:span text:style-name="T369"><draw:control text:anchor-type="as-char" svg:y="-0.429cm" draw:z-index="17" draw:name="Gberuikersnaam 1" draw:style-name="gr2" draw:text-style-name="P90" svg:width="6.061cm" svg:height="0.6cm" draw:control="control18"><svg:title>Gebruikersnaam</svg:title><svg:desc>Korte naam, bijv. jan</svg:desc></draw:control></text:span></text:span><text:span text:style-name="Definition"><text:span text:style-name="T369"><text:tab/></text:span></text:span><text:span text:style-name="T371">[</text:span><text:span text:style-name="T370">korte naam</text:span><text:span text:style-name="T372"> </text:span><text:span text:style-name="T373">evt. 2</text:span><text:span text:style-name="T377">e</text:span><text:span text:style-name="T373"> gebruiker</text:span><text:span text:style-name="T374">]</text:span></text:p>
      <text:p text:style-name="P3"><text:span text:style-name="T257">Vervang </text:span><text:span text:style-name="Definition"><text:span text:style-name="T12">schuingedrukte</text:span></text:span><text:span text:style-name="T257"> </text:span><text:span text:style-name="T258">woorden </text:span><text:span text:style-name="T257">in deze checklist door </text:span><text:span text:style-name="T258">boven</text:span><text:span text:style-name="T257">staande waarden.</text:span></text:p>
      <text:p text:style-name="P5"/>
      <text:p text:style-name="P5"/>
      <text:p text:style-name="P4"><text:span text:style-name="T266">Nog niet op Linux?</text:span><text:span text:style-name="T259"><text:tab/></text:span><text:span text:style-name="T263"><text:tab/></text:span><text:span text:style-name="T264">G</text:span><text:span text:style-name="T260">ebruik </text:span><text:span text:style-name="Strong_20_Emphasis"><text:span text:style-name="T267">Checklist migratie</text:span></text:span><text:span text:style-name="T260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61"> onder </text:span><text:span text:style-name="T265">Linux</text:span><text:span text:style-name="T262">.</text:span></text:p>
      <text:p text:style-name="P41"><text:span text:style-name="T230">Nieuwe installatie?</text:span><text:span text:style-name="T225"><text:tab/></text:span><text:span text:style-name="T227"></text:span><text:span text:style-name="T229"><text:tab/></text:span><text:span text:style-name="T228">B</text:span><text:span text:style-name="T225">egin bij hoofdstuk </text:span><text:span text:style-name="T230"><text:bookmark-ref text:reference-format="page" text:ref-name="__RefNumPara__4009_1271708128">2</text:bookmark-ref></text:span><text:span text:style-name="T225"><text:s text:c="2"/></text:span><text:span text:style-name="T231"><text:bookmark-ref text:reference-format="text" text:ref-name="__RefNumPara__4009_1271708128">Installatie uitvoeren</text:bookmark-ref></text:span><text:span text:style-name="T226">.</text:span></text:p>
      <text:p text:style-name="P25"/>
      <text:p text:style-name="P25"/>
      <text:list xml:id="list1164724382" text:style-name="L1">
        <text:list-item>
          <text:p text:style-name="P86"><text:bookmark-start text:name="__RefNumPara__4083_1271708128"/>Installatie voorbereiden<text:bookmark-end text:name="__RefNumPara__4083_1271708128"/></text:p>
        </text:list-item>
      </text:list>
      <text:p text:style-name="P1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54"><text:span text:style-name="Strong_20_Emphasis"><text:span text:style-name="T73"><text:s/></text:span></text:span><text:span text:style-name="Strong_20_Emphasis"><text:span text:style-name="T116"><draw:control text:anchor-type="as-char" draw:z-index="14" draw:name="Vorm3_0" draw:style-name="gr1" draw:text-style-name="P8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73">Aanmelden als </text:span></text:span><text:span text:style-name="Definition"><text:span text:style-name="T14">gebruike</text:span></text:span><text:span text:style-name="Definition"><text:span text:style-name="T15">r</text:span></text:span><text:span text:style-name="Definition"><text:span text:style-name="T15"><text:note text:id="ftn2" text:note-class="footnote"><text:note-citation>2</text:note-citation><text:note-body><text:p text:style-name="P67"><text:span text:style-name="User_20_Entry"><text:span text:style-name="T165">E</text:span></text:span><text:span text:style-name="User_20_Entry"><text:span text:style-name="T209">v</text:span></text:span><text:span text:style-name="User_20_Entry"><text:span text:style-name="T210">en</text:span></text:span><text:span text:style-name="User_20_Entry"><text:span text:style-name="T212">t</text:span></text:span><text:span text:style-name="User_20_Entry"><text:span text:style-name="T213">uele </text:span></text:span><text:span text:style-name="User_20_Entry"><text:span text:style-name="T214">extra </text:span></text:span><text:span text:style-name="User_20_Entry"><text:span text:style-name="T216">gebruiker</text:span></text:span><text:span text:style-name="User_20_Entry"><text:span text:style-name="T214">s aanmelden </text:span></text:span><text:span text:style-name="User_20_Entry"><text:span text:style-name="T215">en dezelfde stappen uitvoeren</text:span></text:span><text:span text:style-name="User_20_Entry"><text:span text:style-name="T211">.</text:span></text:span></text:p></text:note-body></text:note></text:span></text:span><text:span text:style-name="Strong_20_Emphasis"><text:span text:style-name="T74">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51"><text:span text:style-name="Strong_20_Emphasis"><text:span text:style-name="T75"><text:s/></text:span></text:span><text:span text:style-name="Strong_20_Emphasis"><text:span text:style-name="T117"><draw:control text:anchor-type="as-char" draw:z-index="0" draw:name="Vorm4" draw:style-name="gr1" draw:text-style-name="P8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75">Installeer </text:span></text:span><text:span text:style-name="Strong_20_Emphasis"><text:span text:style-name="T114">pakket kz</text:span></text:span><text:span text:style-name="Strong_20_Emphasis"><text:span text:style-name="T114"><text:note text:id="ftn3" text:note-class="footnote"><text:note-citation>3</text:note-citation><text:note-body><text:p text:style-name="P79"><text:span text:style-name="T358">Debian-</text:span><text:span text:style-name="T359">p</text:span>akket kz plaatst documenten en scripts van Karel Zimmer <text:span text:style-name="T357">(zie </text:span><text:a xlink:type="simple" xlink:href="https://karelzimmer.nl/" text:style-name="Internet_20_link" text:visited-style-name="Visited_20_Internet_20_Link"><text:span text:style-name="Strong_20_Emphasis"><text:span text:style-name="T349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114"> </text:span></text:span><text:span text:style-name="Strong_20_Emphasis"><text:span text:style-name="T76">via </text:span></text:span><text:span text:style-name="Strong_20_Emphasis"><text:span text:style-name="T84">een </text:span></text:span><text:span text:style-name="Strong_20_Emphasis"><text:span text:style-name="T90">druk op de </text:span></text:span><text:span text:style-name="Strong_20_Emphasis"><text:span text:style-name="T87">Super</text:span></text:span><text:span text:style-name="Strong_20_Emphasis"><text:span text:style-name="T90">-toets</text:span></text:span><text:span text:style-name="Strong_20_Emphasis"><text:span text:style-name="T36"><text:note text:id="ftn4" text:note-class="footnote"><text:note-citation>4</text:note-citation><text:note-body><text:p text:style-name="P66"><text:span text:style-name="T224">D</text:span>e <text:span text:style-name="T353">Super</text:span>-toets <text:span text:style-name="T380">zit linksonder op het toetsenbord en </text:span>heeft een logo in plaats van alleen letters.</text:p></text:note-body></text:note></text:span></text:span><text:span text:style-name="Strong_20_Emphasis"><text:span text:style-name="T84">, </text:span></text:span><text:span text:style-name="Strong_20_Emphasis"><text:span text:style-name="T97">t</text:span></text:span><text:span text:style-name="Strong_20_Emphasis"><text:span text:style-name="T89">yp </text:span></text:span><text:span text:style-name="Strong_20_Emphasis"><text:span text:style-name="T138">ter</text:span></text:span><text:span text:style-name="Strong_20_Emphasis"><text:span text:style-name="T139">m</text:span></text:span><text:span text:style-name="Strong_20_Emphasis"><text:span text:style-name="T78"> </text:span></text:span><text:span text:style-name="Strong_20_Emphasis"><text:span text:style-name="T98">e</text:span></text:span><text:span text:style-name="Strong_20_Emphasis"><text:span text:style-name="T76">n </text:span></text:span><text:span text:style-name="Strong_20_Emphasis"><text:span text:style-name="T92">k</text:span></text:span><text:span text:style-name="Strong_20_Emphasis"><text:span text:style-name="T76">lik op het pictogram van </text:span></text:span><text:span text:style-name="Strong_20_Emphasis"><text:span text:style-name="T140">Terminalvenster</text:span></text:span><text:span text:style-name="Strong_20_Emphasis"><text:span text:style-name="T78">.</text:span></text:span></text:p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75"/></text:span></text:p>
          </table:table-cell>
          <table:table-cell table:style-name="_31_._5f_Installatie_5f_voorbereiden.A1" office:value-type="string">
            <text:p text:style-name="P53"><text:span text:style-name="T3">Typ</text:span><text:span text:style-name="Strong_20_Emphasis"><text:span text:style-name="T79">, of </text:span></text:span><text:span text:style-name="Strong_20_Emphasis"><text:span text:style-name="T78">kopieer en plak, de</text:span></text:span><text:span text:style-name="Strong_20_Emphasis"><text:span text:style-name="T80">z</text:span></text:span><text:span text:style-name="Strong_20_Emphasis"><text:span text:style-name="T78">e </text:span></text:span><text:span text:style-name="Strong_20_Emphasis"><text:span text:style-name="T81">twee </text:span></text:span><text:span text:style-name="Strong_20_Emphasis"><text:span text:style-name="T78">opdrachten, ieder gevolgd door de </text:span></text:span><text:span text:style-name="Strong_20_Emphasis"><text:span text:style-name="T77">Enter</text:span></text:span><text:span text:style-name="Strong_20_Emphasis"><text:span text:style-name="T76">-toets:<text:line-break/></text:span></text:span><text:span text:style-name="User_20_Entry"><text:span text:style-name="T29">wget karelzimmer.nl/</text:span></text:span><text:span text:style-name="User_20_Entry"><text:span text:style-name="T30">kz</text:span></text:span><text:span text:style-name="User_20_Entry"><text:span text:style-name="T29"><text:line-break/>bash </text:span></text:span><text:span text:style-name="User_20_Entry"><text:span text:style-name="T30">kz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63"><text:span text:style-name="T3">V</text:span><text:span text:style-name="Strong_20_Emphasis"><text:span text:style-name="T82">olg </text:span></text:span><text:span text:style-name="Strong_20_Emphasis"><text:span text:style-name="T83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51"><text:span text:style-name="Strong_20_Emphasis"><text:span text:style-name="T75"><text:s/></text:span></text:span><text:span text:style-name="Strong_20_Emphasis"><text:span text:style-name="Strong_20_Emphasis"><text:span text:style-name="T117"><draw:control text:anchor-type="as-char" draw:z-index="1" draw:name="Vorm6" draw:style-name="gr1" draw:text-style-name="P89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84">Bereid de installatie voor </text:span></text:span><text:span text:style-name="Strong_20_Emphasis"><text:span text:style-name="T76">via </text:span></text:span><text:span text:style-name="Strong_20_Emphasis"><text:span text:style-name="T84">een </text:span></text:span><text:span text:style-name="Strong_20_Emphasis"><text:span text:style-name="T85">druk </text:span></text:span><text:span text:style-name="Strong_20_Emphasis"><text:span text:style-name="T86">op de </text:span></text:span><text:span text:style-name="Strong_20_Emphasis"><text:span text:style-name="T87">Super</text:span></text:span><text:span text:style-name="Strong_20_Emphasis"><text:span text:style-name="T86">-toets</text:span></text:span><text:span text:style-name="Strong_20_Emphasis"><text:span text:style-name="T37"><text:note-ref text:note-class="footnote" text:reference-format="text" text:ref-name="ftn4">4</text:note-ref></text:span></text:span><text:span text:style-name="Strong_20_Emphasis"><text:span text:style-name="T84">, </text:span></text:span><text:span text:style-name="Strong_20_Emphasis"><text:span text:style-name="T88">t</text:span></text:span><text:span text:style-name="Strong_20_Emphasis"><text:span text:style-name="T89">yp </text:span></text:span><text:span text:style-name="Strong_20_Emphasis"><text:span text:style-name="T134">men</text:span></text:span><text:span text:style-name="Strong_20_Emphasis"><text:span text:style-name="T135">u</text:span></text:span><text:span text:style-name="Strong_20_Emphasis"><text:span text:style-name="T90"> </text:span></text:span><text:span text:style-name="Strong_20_Emphasis"><text:span text:style-name="T91">e</text:span></text:span><text:span text:style-name="Strong_20_Emphasis"><text:span text:style-name="T76">n </text:span></text:span><text:span text:style-name="Strong_20_Emphasis"><text:span text:style-name="T92">k</text:span></text:span><text:span text:style-name="Strong_20_Emphasis"><text:span text:style-name="T76">lik op het pictogram van</text:span></text:span><text:span text:style-name="Strong_20_Emphasis"><text:span text:style-name="T118"> </text:span></text:span><text:span text:style-name="Strong_20_Emphasis"><text:span text:style-name="T152">Installatiem</text:span></text:span><text:span text:style-name="Strong_20_Emphasis"><text:span text:style-name="T153">enu</text:span></text:span><text:span text:style-name="Strong_20_Emphasis"><text:span text:style-name="T86">.</text:span></text:span></text:p>
          </table:table-cell>
        </table:table-row>
        <table:table-row>
          <table:table-cell table:style-name="_31_._5f_Installatie_5f_voorbereiden.A1" office:value-type="string">
            <text:p text:style-name="P61"><text:span text:style-name="Strong_20_Emphasis"><text:span text:style-name="T75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93">K</text:span></text:span><text:span text:style-name="Strong_20_Emphasis"><text:span text:style-name="T94">ie</text:span></text:span><text:span text:style-name="Strong_20_Emphasis"><text:span text:style-name="T95">s</text:span></text:span><text:span text:style-name="Strong_20_Emphasis"><text:span text:style-name="T83"> </text:span></text:span><text:span text:style-name="Strong_20_Emphasis"><text:span text:style-name="T154">1</text:span></text:span><text:span text:style-name="Strong_20_Emphasis"><text:span text:style-name="T155"> </text:span></text:span><text:span text:style-name="Strong_20_Emphasis"><text:span text:style-name="T156">In</text:span></text:span><text:span text:style-name="Strong_20_Emphasis"><text:span text:style-name="T143">stallatie voorbereiden</text:span></text:span><text:span text:style-name="Strong_20_Emphasis"><text:span text:style-name="T96"> </text:span></text:span><text:span text:style-name="Strong_20_Emphasis"><text:span text:style-name="T82">en volg </text:span></text:span><text:span text:style-name="Strong_20_Emphasis"><text:span text:style-name="T83">de aanwijzingen op het scherm.</text:span></text:span></text:p>
          </table:table-cell>
        </table:table-row>
      </table:table>
      <text:p text:style-name="P14"/>
      <text:list xml:id="list91542401006129" text:continue-numbering="true" text:style-name="L1">
        <text:list-item>
          <text:p text:style-name="P87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1"><text:span text:style-name="Strong_20_Emphasis"><text:span text:style-name="T75"><text:s/></text:span></text:span><text:span text:style-name="Strong_20_Emphasis"><text:span text:style-name="T117"><draw:control text:anchor-type="as-char" draw:z-index="2" draw:name="Vorm9" draw:style-name="gr1" draw:text-style-name="P89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9"><text:span text:style-name="T27">Start de computer op vanaf </text:span><text:span text:style-name="T287">een </text:span><text:span text:style-name="Strong_20_Emphasis"><text:span text:style-name="T252"><text:user-field-get text:name="Distro">Ubuntu</text:user-field-get></text:span></text:span><text:span text:style-name="T241"><text:s/></text:span><text:span text:style-name="T237"><text:user-field-get text:name="Version">22.04</text:user-field-get></text:span><text:span text:style-name="T217"><text:s/></text:span><text:span text:style-name="T217">Live</text:span><text:span text:style-name="T217"><text:note text:id="ftn5" text:note-class="footnote"><text:note-citation>1</text:note-citation><text:note-body><text:p text:style-name="P83"><text:span text:style-name="T348">Vanaf ee</text:span>n Live <text:span text:style-name="T378">usb</text:span><text:span text:style-name="T352">-stick </text:span><text:span text:style-name="T355">(</text:span><text:span text:style-name="T352">of </text:span><text:span text:style-name="T356">dvd</text:span><text:span text:style-name="T355">)</text:span><text:span text:style-name="T23"> </text:span>kunt <text:span text:style-name="T348">u opstarten en</text:span> <text:span text:style-name="T19">met </text:span><text:span text:style-name="Strong_20_Emphasis"><text:span text:style-name="T285"><text:user-field-get text:name="Distro">Ubuntu</text:user-field-get></text:span></text:span><text:span text:style-name="Strong_20_Emphasis"><text:span text:style-name="T285"><text:s/></text:span></text:span>werken zonder deze te installeren.</text:p></text:note-body></text:note></text:span><text:span text:style-name="T217"> </text:span><text:span text:style-name="T219">usb</text:span><text:span text:style-name="T218">-stick</text:span><text:span text:style-name="T218"><text:note text:id="ftn6" text:note-class="footnote"><text:note-citation>2</text:note-citation><text:note-body><text:p text:style-name="P77"><text:span text:style-name="Strong_20_Emphasis"><text:span text:style-name="T167">Download </text:span></text:span><text:span text:style-name="Strong_20_Emphasis"><text:span text:style-name="T168">een </text:span></text:span><text:span text:style-name="Strong_20_Emphasis"><text:span text:style-name="T169">cd</text:span></text:span><text:span text:style-name="Strong_20_Emphasis"><text:span text:style-name="T195">-beeldbestand</text:span></text:span><text:span text:style-name="Strong_20_Emphasis"><text:span text:style-name="T170"> </text:span></text:span><text:span text:style-name="Strong_20_Emphasis"><text:span text:style-name="T171">(.iso) </text:span></text:span><text:span text:style-name="Strong_20_Emphasis"><text:span text:style-name="T170">vanaf </text:span></text:span><text:a xlink:type="simple" xlink:href="https://nl.releases.ubuntu.com/" text:style-name="Internet_20_link" text:visited-style-name="Visited_20_Internet_20_Link"><text:span text:style-name="Strong_20_Emphasis"><text:span text:style-name="T350">nl.releases.ubuntu.com</text:span></text:span></text:a><text:span text:style-name="Strong_20_Emphasis"><text:span text:style-name="T170">, </text:span></text:span><text:span text:style-name="Strong_20_Emphasis"><text:span text:style-name="T172">klik op</text:span></text:span><text:span text:style-name="Strong_20_Emphasis"><text:span text:style-name="T173"> </text:span></text:span><text:span text:style-name="Strong_20_Emphasis"><text:span text:style-name="T200">Ubuntu 2</text:span></text:span><text:span text:style-name="Strong_20_Emphasis"><text:span text:style-name="T201">2</text:span></text:span><text:span text:style-name="Strong_20_Emphasis"><text:span text:style-name="T200">.04 LTS (Jammy Jellyfish)</text:span></text:span><text:span text:style-name="Strong_20_Emphasis"><text:span text:style-name="T173">, </text:span></text:span><text:span text:style-name="Strong_20_Emphasis"><text:span text:style-name="T174">en </text:span></text:span><text:span text:style-name="Strong_20_Emphasis"><text:span text:style-name="T172">klik </text:span></text:span><text:span text:style-name="Strong_20_Emphasis"><text:span text:style-name="T174">vervolgens </text:span></text:span><text:span text:style-name="Strong_20_Emphasis"><text:span text:style-name="T175">achter</text:span></text:span><text:span text:style-name="Strong_20_Emphasis"><text:span text:style-name="T174"> </text:span></text:span><text:span text:style-name="Strong_20_Emphasis"><text:span text:style-name="T202">Desktop image</text:span></text:span><text:span text:style-name="Strong_20_Emphasis"><text:span text:style-name="T174"> </text:span></text:span><text:span text:style-name="Strong_20_Emphasis"><text:span text:style-name="T175">op </text:span></text:span><text:span text:style-name="Strong_20_Emphasis"><text:span text:style-name="T199">64-bit PC (AMD64) desktop image</text:span></text:span><text:span text:style-name="Strong_20_Emphasis"><text:span text:style-name="T198">.</text:span></text:span><text:span text:style-name="Strong_20_Emphasis"><text:span text:style-name="T174"><text:line-break/></text:span></text:span><text:span text:style-name="Strong_20_Emphasis"><text:span text:style-name="T172">P</text:span></text:span><text:span text:style-name="Strong_20_Emphasis"><text:span text:style-name="T167">laats </text:span></text:span><text:span text:style-name="Strong_20_Emphasis"><text:span text:style-name="T168">een </text:span></text:span><text:span text:style-name="Strong_20_Emphasis"><text:span text:style-name="T169">usb</text:span></text:span><text:span text:style-name="Strong_20_Emphasis"><text:span text:style-name="T168">-stick </text:span></text:span><text:span text:style-name="Strong_20_Emphasis"><text:span text:style-name="T196">va</text:span></text:span><text:span text:style-name="Strong_20_Emphasis"><text:span text:style-name="T176">n </text:span></text:span><text:span text:style-name="Strong_20_Emphasis"><text:span text:style-name="T177">min</text:span></text:span><text:span text:style-name="Strong_20_Emphasis"><text:span text:style-name="T178">imaal</text:span></text:span><text:span text:style-name="Strong_20_Emphasis"><text:span text:style-name="T177"> </text:span></text:span><text:span text:style-name="Strong_20_Emphasis"><text:span text:style-name="T179">4</text:span></text:span><text:span text:style-name="Strong_20_Emphasis"><text:span text:style-name="T177"> GB. <text:line-break/></text:span></text:span><text:span text:style-name="Strong_20_Emphasis"><text:span text:style-name="T197">Zoek</text:span></text:span><text:span text:style-name="Strong_20_Emphasis"><text:span text:style-name="T177"> </text:span></text:span><text:span text:style-name="Strong_20_Emphasis"><text:span text:style-name="T203">s</text:span></text:span><text:span text:style-name="Strong_20_Emphasis"><text:span text:style-name="T204">ch</text:span></text:span><text:span text:style-name="Strong_20_Emphasis"><text:span text:style-name="T177"> en klik op het pictogram van</text:span></text:span><text:span text:style-name="Strong_20_Emphasis"><text:span text:style-name="T180"> </text:span></text:span><text:span text:style-name="Strong_20_Emphasis"><text:span text:style-name="T206">Schijven</text:span></text:span><text:span text:style-name="Strong_20_Emphasis"><text:span text:style-name="T181">. Selecteer de </text:span></text:span><text:span text:style-name="Strong_20_Emphasis"><text:span text:style-name="T182">usb</text:span></text:span><text:span text:style-name="Strong_20_Emphasis"><text:span text:style-name="T181">-stick in de lijst van schijven aan de linkerkant en klik rechtsboven op </text:span></text:span><text:span text:style-name="Strong_20_Emphasis"><text:span text:style-name="T205">Schijfinstellingen</text:span></text:span><text:span text:style-name="Strong_20_Emphasis"><text:span text:style-name="T181"> </text:span></text:span><text:span text:style-name="Strong_20_Emphasis"><text:span text:style-name="T205">⋮</text:span></text:span><text:span text:style-name="Strong_20_Emphasis"><text:span text:style-name="T181"> (icoontje met de drie puntjes).</text:span></text:span></text:p><text:p text:style-name="P73"><text:span text:style-name="Strong_20_Emphasis"><text:span text:style-name="T181"><text:tab/>Kies </text:span></text:span><text:span text:style-name="Strong_20_Emphasis"><text:span text:style-name="T205">Schijfkopie terugzetten</text:span></text:span><text:span text:style-name="Strong_20_Emphasis"><text:span text:style-name="T181"> en selecteer </text:span></text:span><text:span text:style-name="Strong_20_Emphasis"><text:span text:style-name="T183">het net</text:span></text:span><text:span text:style-name="Strong_20_Emphasis"><text:span text:style-name="T184"> gedownloade </text:span></text:span><text:span text:style-name="Strong_20_Emphasis"><text:span text:style-name="T185">cd</text:span></text:span><text:span text:style-name="T20">-beeldbestand </text:span><text:span text:style-name="T21">(.iso)</text:span><text:span text:style-name="Strong_20_Emphasis"><text:span text:style-name="T184">.</text:span></text:span></text:p><text:p text:style-name="P76"><text:span text:style-name="Strong_20_Emphasis"><text:span text:style-name="T181"><text:tab/>Klik op </text:span></text:span><text:span text:style-name="Strong_20_Emphasis"><text:span text:style-name="T205">Terugzetten starten</text:span></text:span><text:span text:style-name="Strong_20_Emphasis"><text:span text:style-name="T181"> en vervolgens op </text:span></text:span><text:span text:style-name="Strong_20_Emphasis"><text:span text:style-name="T205">Terugzetten</text:span></text:span><text:span text:style-name="Strong_20_Emphasis"><text:span text:style-name="T186">.<text:line-break/></text:span></text:span><text:span text:style-name="Strong_20_Emphasis"><text:span text:style-name="T187">O</text:span></text:span><text:span text:style-name="Strong_20_Emphasis"><text:span text:style-name="T168">f </text:span></text:span><text:span text:style-name="Strong_20_Emphasis"><text:span text:style-name="T188">gebruik </text:span></text:span><text:span text:style-name="Strong_20_Emphasis"><text:span text:style-name="T189">het programma </text:span></text:span><text:span text:style-name="Strong_20_Emphasis"><text:span text:style-name="T207">Etche</text:span></text:span><text:span text:style-name="Strong_20_Emphasis"><text:span text:style-name="T208">r</text:span></text:span><text:span text:style-name="Strong_20_Emphasis"><text:span text:style-name="T189"> </text:span></text:span><text:span text:style-name="Strong_20_Emphasis"><text:span text:style-name="T190">(</text:span></text:span><text:a xlink:type="simple" xlink:href="https://www.balena.io/etcher/" text:style-name="Internet_20_link" text:visited-style-name="Visited_20_Internet_20_Link"><text:span text:style-name="Strong_20_Emphasis"><text:span text:style-name="T351">etcher.io</text:span></text:span></text:a><text:span text:style-name="Strong_20_Emphasis"><text:span text:style-name="T190">) </text:span></text:span><text:span text:style-name="Strong_20_Emphasis"><text:span text:style-name="T191">dat </text:span></text:span><text:span text:style-name="Strong_20_Emphasis"><text:span text:style-name="T168">beschikbaar </text:span></text:span><text:span text:style-name="Strong_20_Emphasis"><text:span text:style-name="T191">is </text:span></text:span><text:span text:style-name="Strong_20_Emphasis"><text:span text:style-name="T168">voor </text:span></text:span><text:span text:style-name="Strong_20_Emphasis"><text:span text:style-name="T181">Windows, </text:span></text:span><text:span text:style-name="Strong_20_Emphasis"><text:span text:style-name="T192">mac</text:span></text:span><text:span text:style-name="Strong_20_Emphasis"><text:span text:style-name="T193">OS</text:span></text:span><text:span text:style-name="Strong_20_Emphasis"><text:span text:style-name="T189">, </text:span></text:span><text:span text:style-name="Strong_20_Emphasis"><text:span text:style-name="T190">en </text:span></text:span><text:span text:style-name="Strong_20_Emphasis"><text:span text:style-name="T189">Linux</text:span></text:span><text:span text:style-name="Strong_20_Emphasis"><text:span text:style-name="T194">.</text:span></text:span></text:p></text:note-body></text:note></text:span><text:span text:style-name="T217"> </text:span><text:span text:style-name="T220">of dvd.</text:span></text:p>
            <text:p text:style-name="P44"><text:span text:style-name="T163">Opstartmenu/</text:span><text:span text:style-name="T164">boot menu</text:span><text:span text:style-name="T163"> </text:span><text:span text:style-name="T162">via </text:span><text:span text:style-name="Definition"><text:span text:style-name="T354">opstartmenu</text:span></text:span><text:span text:style-name="T162">, </text:span><text:span text:style-name="T163">instellingen/</text:span><text:span text:style-name="T164">setup</text:span><text:span text:style-name="T162"> via </text:span><text:span text:style-name="Definition"><text:span text:style-name="T4">instellingen</text:span></text:span><text:span text:style-name="T162">.</text:span></text:p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75"/></text:span></text:p>
          </table:table-cell>
          <table:table-cell table:style-name="_32_._5f_Installatie_5f_uitvoeren.A1" office:value-type="string">
            <text:p text:style-name="P18"><text:span text:style-name="Strong_20_Emphasis"><text:span text:style-name="T119">Kies</text:span></text:span><text:span text:style-name="Strong_20_Emphasis"><text:span text:style-name="T39"> </text:span></text:span><text:span text:style-name="Strong_20_Emphasis"><text:span text:style-name="T120">als</text:span></text:span><text:span text:style-name="Strong_20_Emphasis"><text:span text:style-name="T40"> </text:span></text:span><text:span text:style-name="Strong_20_Emphasis"><text:span text:style-name="T41">mogelijk</text:span></text:span><text:span text:style-name="Strong_20_Emphasis"><text:span text:style-name="T39"> </text:span></text:span><text:span text:style-name="Strong_20_Emphasis"><text:span text:style-name="T42">met pijltjes-toetsen</text:span></text:span><text:span text:style-name="Strong_20_Emphasis"><text:span text:style-name="T43"> </text:span></text:span><text:span text:style-name="Strong_20_Emphasis"><text:span text:style-name="T141">Nederlands</text:span></text:span><text:span text:style-name="Strong_20_Emphasis"><text:span text:style-name="T44"> </text:span></text:span><text:span text:style-name="Strong_20_Emphasis"><text:span text:style-name="T42">en druk op </text:span></text:span><text:span text:style-name="Strong_20_Emphasis"><text:span text:style-name="T45">de </text:span></text:span><text:span text:style-name="Strong_20_Emphasis"><text:span text:style-name="T46">Enter</text:span></text:span><text:span text:style-name="Strong_20_Emphasis"><text:span text:style-name="T45">-toets.</text:span></text:span></text:p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18"><text:span text:style-name="T269">Kies </text:span><text:span text:style-name="T268">Ubuntu installeren </text:span><text:span text:style-name="Strong_20_Emphasis"><text:span text:style-name="T120">en druk op </text:span></text:span><text:span text:style-name="Strong_20_Emphasis"><text:span text:style-name="T121">de </text:span></text:span><text:span text:style-name="Strong_20_Emphasis"><text:span text:style-name="T122">Enter</text:span></text:span><text:span text:style-name="Strong_20_Emphasis"><text:span text:style-name="T121">-toets</text:span></text:span><text:span text:style-name="T269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3"><text:span text:style-name="Strong_20_Emphasis"><text:span text:style-name="T70">V</text:span></text:span><text:span text:style-name="Strong_20_Emphasis"><text:span text:style-name="T66">olg de aanwijzingen </text:span></text:span><text:span text:style-name="Strong_20_Emphasis"><text:span text:style-name="T71">op de schermen</text:span></text:span><text:span text:style-name="Strong_20_Emphasis"><text:span text:style-name="T131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75"><text:span text:style-name="Strong_20_Emphasis"><text:span text:style-name="T3"><text:s/></text:span></text:span><text:span text:style-name="Strong_20_Emphasis"><text:span text:style-name="T75"><draw:control text:anchor-type="as-char" draw:z-index="18" draw:name="Vorm12" draw:style-name="gr1" draw:text-style-name="P89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47">Als </text:span></text:span><text:span text:style-name="Strong_20_Emphasis"><text:span text:style-name="T48">het </text:span></text:span><text:span text:style-name="Strong_20_Emphasis"><text:span text:style-name="T49">het scherm </text:span></text:span><text:span text:style-name="Strong_20_Emphasis"><text:span text:style-name="T148">Draadloos</text:span></text:span><text:span text:style-name="Strong_20_Emphasis"><text:span text:style-name="T49"> </text:span></text:span><text:span text:style-name="Strong_20_Emphasis"><text:span text:style-name="T48">verschijnt, </text:span></text:span><text:span text:style-name="Strong_20_Emphasis"><text:span text:style-name="T50">kies</text:span></text:span><text:span text:style-name="Strong_20_Emphasis"><text:span text:style-name="T49"> </text:span></text:span><text:span text:style-name="Strong_20_Emphasis"><text:span text:style-name="T72">het</text:span></text:span><text:span text:style-name="Strong_20_Emphasis"><text:span text:style-name="T50"> draadloos netwerk, maak </text:span></text:span><text:span text:style-name="Strong_20_Emphasis"><text:span text:style-name="T38">verbinding, </text:span></text:span><text:span text:style-name="Strong_20_Emphasis"><text:span text:style-name="T51">en klik</text:span></text:span><text:span text:style-name="Strong_20_Emphasis"><text:span text:style-name="T38"> </text:span></text:span><text:span text:style-name="Strong_20_Emphasis"><text:span text:style-name="T52">op </text:span></text:span><text:span text:style-name="Strong_20_Emphasis"><text:span text:style-name="T144">Verder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><text:s/></text:span></text:span><text:span text:style-name="T75"><draw:control text:anchor-type="as-char" draw:z-index="3" draw:name="Vorm16" draw:style-name="gr1" draw:text-style-name="P89" svg:width="0.35cm" svg:height="0.35cm" draw:control="control4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53">O</text:span></text:span><text:span text:style-name="Strong_20_Emphasis"><text:span text:style-name="T54">p het scherm </text:span></text:span><text:span text:style-name="Strong_20_Emphasis"><text:span text:style-name="T149">Installatietype</text:span></text:span><text:span text:style-name="Strong_20_Emphasis"><text:span text:style-name="T124"> </text:span></text:span><text:span text:style-name="Strong_20_Emphasis"><text:span text:style-name="T125">selecteer</text:span></text:span><text:span text:style-name="Strong_20_Emphasis"><text:span text:style-name="T126"> </text:span></text:span><text:span text:style-name="Strong_20_Emphasis"><text:span text:style-name="T289">het gewenste </text:span></text:span><text:span text:style-name="Strong_20_Emphasis"><text:span text:style-name="T304">Installatie type</text:span></text:span><text:span text:style-name="Strong_20_Emphasis"><text:span text:style-name="T289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69"><text:span text:style-name="Strong_20_Emphasis"><text:span text:style-name="T290">K</text:span></text:span><text:span text:style-name="Strong_20_Emphasis"><text:span text:style-name="T55">lik </text:span></text:span><text:span text:style-name="Strong_20_Emphasis"><text:span text:style-name="T56">op</text:span></text:span><text:span text:style-name="Strong_20_Emphasis"><text:span text:style-name="T55"> </text:span></text:span><text:span text:style-name="Strong_20_Emphasis"><text:span text:style-name="T146">I</text:span></text:span><text:span text:style-name="Strong_20_Emphasis"><text:span text:style-name="T147">nstalle</text:span></text:span><text:span text:style-name="Strong_20_Emphasis"><text:span text:style-name="T146">e</text:span></text:span><text:span text:style-name="Strong_20_Emphasis"><text:span text:style-name="T147">r </text:span></text:span><text:span text:style-name="Strong_20_Emphasis"><text:span text:style-name="T146">nu</text:span></text:span><text:span text:style-name="Strong_20_Emphasis"><text:span text:style-name="T55">, </text:span></text:span><text:span text:style-name="Strong_20_Emphasis"><text:span text:style-name="T67">of klik op </text:span></text:span><text:span text:style-name="Strong_20_Emphasis"><text:span text:style-name="T142">Verder</text:span></text:span><text:span text:style-name="Strong_20_Emphasis"><text:span text:style-name="T67"> en </text:span></text:span><text:span text:style-name="Strong_20_Emphasis"><text:span text:style-name="T123">c</text:span></text:span><text:span text:style-name="Strong_20_Emphasis"><text:span text:style-name="T57">ontroleer de </text:span></text:span><text:span text:style-name="Strong_20_Emphasis"><text:span text:style-name="T58">voorgestelde </text:span></text:span><text:span text:style-name="Strong_20_Emphasis"><text:span text:style-name="T57">schijfindelin</text:span></text:span><text:span text:style-name="Strong_20_Emphasis"><text:span text:style-name="T59">g,</text:span></text:span><text:span text:style-name="Strong_20_Emphasis"><text:span text:style-name="T57"> </text:span></text:span><text:span text:style-name="Strong_20_Emphasis"><text:span text:style-name="T60">kies de gewenste schijf, </text:span></text:span><text:span text:style-name="Strong_20_Emphasis"><text:span text:style-name="T59">en </text:span></text:span><text:span text:style-name="Strong_20_Emphasis"><text:span text:style-name="T129">k</text:span></text:span><text:span text:style-name="Strong_20_Emphasis"><text:span text:style-name="T130">lik op </text:span></text:span><text:span text:style-name="Strong_20_Emphasis"><text:span text:style-name="T146">I</text:span></text:span><text:span text:style-name="Strong_20_Emphasis"><text:span text:style-name="T147">nstalle</text:span></text:span><text:span text:style-name="Strong_20_Emphasis"><text:span text:style-name="T146">e</text:span></text:span><text:span text:style-name="Strong_20_Emphasis"><text:span text:style-name="T147">r </text:span></text:span><text:span text:style-name="Strong_20_Emphasis"><text:span text:style-name="T146">nu</text:span></text:span><text:span text:style-name="Strong_20_Emphasis"><text:span text:style-name="T130">.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46"><text:span text:style-name="Strong_20_Emphasis"><text:span text:style-name="T53">O</text:span></text:span><text:span text:style-name="Strong_20_Emphasis"><text:span text:style-name="T54">p het scherm </text:span></text:span><text:span text:style-name="Strong_20_Emphasis"><text:span text:style-name="T149">Wilt u deze aanpassingen wegschrijven naar de schijven? </text:span></text:span><text:span text:style-name="Strong_20_Emphasis"><text:span text:style-name="T61">controleer de </text:span></text:span><text:span text:style-name="Strong_20_Emphasis"><text:span text:style-name="T62">partities</text:span></text:span><text:span text:style-name="Strong_20_Emphasis"><text:span text:style-name="T61"> </text:span></text:span><text:span text:style-name="Strong_20_Emphasis"><text:span text:style-name="T63">die </text:span></text:span><text:span text:style-name="Strong_20_Emphasis"><text:span text:style-name="T64">geformatteerd</text:span></text:span><text:span text:style-name="Strong_20_Emphasis"><text:span text:style-name="T63"> worden </text:span></text:span><text:span text:style-name="Strong_20_Emphasis"><text:span text:style-name="T61">en </text:span></text:span><text:span text:style-name="Strong_20_Emphasis"><text:span text:style-name="T53">klik </text:span></text:span><text:span text:style-name="Strong_20_Emphasis"><text:span text:style-name="T55">op </text:span></text:span><text:span text:style-name="Strong_20_Emphasis"><text:span text:style-name="T145">Verder</text:span></text:span><text:span text:style-name="Strong_20_Emphasis"><text:span text:style-name="T55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><text:s/></text:span></text:span><text:span text:style-name="T75"><draw:control text:anchor-type="as-char" draw:z-index="4" draw:name="Vorm19" draw:style-name="gr1" draw:text-style-name="P89" svg:width="0.35cm" svg:height="0.35cm" draw:control="control5"/></text:span></text:p>
          </table:table-cell>
          <table:table-cell table:style-name="_32_._5f_Installatie_5f_uitvoeren.A1" office:value-type="string">
            <text:p text:style-name="P8"><text:span text:style-name="Strong_20_Emphasis"><text:span text:style-name="T291">O</text:span></text:span><text:span text:style-name="Strong_20_Emphasis"><text:span text:style-name="T292">p </text:span></text:span><text:span text:style-name="Strong_20_Emphasis"><text:span text:style-name="T293">het </text:span></text:span><text:span text:style-name="Strong_20_Emphasis"><text:span text:style-name="T294">scherm </text:span></text:span><text:span text:style-name="Strong_20_Emphasis"><text:span text:style-name="T305">Waar bevindt u zich?</text:span></text:span><text:span text:style-name="Strong_20_Emphasis"><text:span text:style-name="T294"> </text:span></text:span><text:span text:style-name="Strong_20_Emphasis"><text:span text:style-name="T295">controleer </text:span></text:span><text:span text:style-name="Strong_20_Emphasis"><text:span text:style-name="T296">de </text:span></text:span><text:span text:style-name="Strong_20_Emphasis"><text:span text:style-name="T295">locatie en </text:span></text:span><text:span text:style-name="Strong_20_Emphasis"><text:span text:style-name="T291">klik </text:span></text:span><text:span text:style-name="Strong_20_Emphasis"><text:span text:style-name="T294">op </text:span></text:span><text:span text:style-name="Strong_20_Emphasis"><text:span text:style-name="T305">Verder</text:span></text:span><text:span text:style-name="Strong_20_Emphasis"><text:span text:style-name="T294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"/>
          </table:table-cell>
        </table:table-row>
        <table:table-row>
          <table:table-cell table:style-name="_32_._5f_Installatie_5f_uitvoeren.A1" office:value-type="string">
            <text:p text:style-name="P81"><text:span text:style-name="Strong_20_Emphasis"><text:span text:style-name="T3"><text:s/></text:span></text:span><text:span text:style-name="Strong_20_Emphasis"><text:span text:style-name="T75"><draw:control text:anchor-type="as-char" draw:z-index="19" draw:name="Vorm 1" draw:style-name="gr1" draw:text-style-name="P89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8"><text:span text:style-name="T306">Op </text:span><text:span text:style-name="T307">het </text:span><text:span text:style-name="T305">scherm </text:span><text:span text:style-name="Strong_20_Emphasis"><text:span text:style-name="T305">Wie bent u?</text:span></text:span><text:span text:style-name="T305"> </text:span><text:span text:style-name="T306">vul </text:span><text:span text:style-name="T308">in </text:span><text:span text:style-name="Strong_20_Emphasis"><text:span text:style-name="T309">Uw n</text:span></text:span><text:span text:style-name="Strong_20_Emphasis"><text:span text:style-name="T310">aam</text:span></text:span><text:span text:style-name="Strong_20_Emphasis"><text:span text:style-name="T297"> </text:span></text:span><text:span text:style-name="Definition"><text:span text:style-name="T5">gebruiker</text:span></text:span><text:span text:style-name="Strong_20_Emphasis"><text:span text:style-name="T298">, <text:line-break/></text:span></text:span><text:span text:style-name="Strong_20_Emphasis"><text:span text:style-name="T310">Naam </text:span></text:span><text:span text:style-name="Strong_20_Emphasis"><text:span text:style-name="T309">van uw </text:span></text:span><text:span text:style-name="Strong_20_Emphasis"><text:span text:style-name="T311">computer</text:span></text:span><text:span text:style-name="Definition"><text:span text:style-name="T16"> </text:span></text:span><text:span text:style-name="Definition"><text:span text:style-name="T5">computernaam</text:span></text:span><text:span text:style-name="Strong_20_Emphasis"><text:span text:style-name="T297">,<text:line-break/></text:span></text:span><text:span text:style-name="Strong_20_Emphasis"><text:span text:style-name="T309">Kies een g</text:span></text:span><text:span text:style-name="Strong_20_Emphasis"><text:span text:style-name="T311">ebruikersnaam</text:span></text:span><text:span text:style-name="Strong_20_Emphasis"><text:span text:style-name="T297"> </text:span></text:span><text:span text:style-name="Definition"><text:span text:style-name="T5">gebruikersnaam</text:span></text:span><text:span text:style-name="Strong_20_Emphasis"><text:span text:style-name="T297">,<text:line-break/></text:span></text:span><text:span text:style-name="Strong_20_Emphasis"><text:span text:style-name="T299">g</text:span></text:span><text:span text:style-name="Strong_20_Emphasis"><text:span text:style-name="T288">eef tweemaal een </text:span></text:span><text:span text:style-name="Strong_20_Emphasis"><text:span text:style-name="T303">wachtwoord</text:span></text:span><text:span text:style-name="Strong_20_Emphasis"><text:span text:style-name="T288">,</text:span></text:span><text:span text:style-name="Strong_20_Emphasis"><text:span text:style-name="T300"> </text:span></text:span><text:span text:style-name="Strong_20_Emphasis"><text:span text:style-name="T301">en</text:span></text:span><text:span text:style-name="Strong_20_Emphasis"><text:span text:style-name="T300"> </text:span></text:span><text:span text:style-name="Strong_20_Emphasis"><text:span text:style-name="T302">k</text:span></text:span><text:span text:style-name="Strong_20_Emphasis"><text:span text:style-name="T288">lik op </text:span></text:span><text:span text:style-name="Strong_20_Emphasis"><text:span text:style-name="T303">Verder</text:span></text:span><text:span text:style-name="Strong_20_Emphasis"><text:span text:style-name="T288">.</text:span></text:span></text:p>
          </table:table-cell>
        </table:table-row>
      </table:table>
      <text:p text:style-name="P43"><text:span text:style-name="Strong_20_Emphasis"><text:span text:style-name="T127"/></text:span></text:p>
      <text:list xml:id="list91542119357292" text:continue-numbering="true" text:style-name="L1">
        <text:list-item>
          <text:p text:style-name="P85"><text:span text:style-name="Strong_20_Emphasis"><text:span text:style-name="T150">Installatie </text:span></text:span><text:span text:style-name="Strong_20_Emphasis"><text:span text:style-name="T151">afronden</text:span></text:span></text:p>
        </text:list-item>
      </text:list>
      <text:p text:style-name="P47"><text:span text:style-name="Strong_20_Emphasis"><text:span text:style-name="T6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2"><text:span text:style-name="Strong_20_Emphasis"><text:span text:style-name="T75"><text:s/></text:span></text:span><text:span text:style-name="Strong_20_Emphasis"><text:span text:style-name="T117"><draw:control text:anchor-type="as-char" draw:z-index="5" draw:name="Vorm24" draw:style-name="gr1" draw:text-style-name="P89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65">Aanmelden als </text:span></text:span><text:span text:style-name="Definition"><text:span text:style-name="T13">gebruiker</text:span></text:span><text:span text:style-name="Strong_20_Emphasis"><text:span text:style-name="T65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0"><text:span text:style-name="Strong_20_Emphasis"><text:span text:style-name="T128"/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24"><text:span text:style-name="Strong_20_Emphasis"><text:span text:style-name="T70">V</text:span></text:span><text:span text:style-name="Strong_20_Emphasis"><text:span text:style-name="T66">olg de aanwijzingen </text:span></text:span><text:span text:style-name="Strong_20_Emphasis"><text:span text:style-name="T71">op de schermen</text:span></text:span><text:span text:style-name="Strong_20_Emphasis"><text:span text:style-name="T131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0"/>
          </table:table-cell>
        </table:table-row>
        <table:table-row>
          <table:table-cell table:style-name="_33_._5f_Installatie_5f_afronden.A1" office:value-type="string">
            <text:p text:style-name="P51"><text:span text:style-name="Strong_20_Emphasis"><text:span text:style-name="T75"><text:s/></text:span></text:span><text:span text:style-name="Strong_20_Emphasis"><text:span text:style-name="T117"><draw:control text:anchor-type="as-char" draw:z-index="12" draw:name="Vorm4_1" draw:style-name="gr1" draw:text-style-name="P89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78"><text:span text:style-name="Strong_20_Emphasis"><text:span text:style-name="T75">Installeer </text:span></text:span><text:span text:style-name="Strong_20_Emphasis"><text:span text:style-name="T114">pakket kz</text:span></text:span><text:span text:style-name="Strong_20_Emphasis"><text:span text:style-name="T114"><text:note text:id="ftn7" text:note-class="footnote"><text:note-citation>1</text:note-citation><text:note-body><text:p text:style-name="P74"><text:span text:style-name="T358">Debian-p</text:span>akket kz plaatst documenten en scripts van Karel Zimmer <text:span text:style-name="T357">(zie </text:span><text:a xlink:type="simple" xlink:href="https://karelzimmer.nl/" text:style-name="Internet_20_link" text:visited-style-name="Visited_20_Internet_20_Link"><text:span text:style-name="Strong_20_Emphasis"><text:span text:style-name="T349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76"> </text:span></text:span><text:span text:style-name="Strong_20_Emphasis"><text:span text:style-name="T115">via </text:span></text:span><text:span text:style-name="Strong_20_Emphasis"><text:span text:style-name="T84">een </text:span></text:span><text:span text:style-name="Strong_20_Emphasis"><text:span text:style-name="T99">druk</text:span></text:span><text:span text:style-name="Strong_20_Emphasis"><text:span text:style-name="T84"> op</text:span></text:span><text:span text:style-name="Strong_20_Emphasis"><text:span text:style-name="T100"> de </text:span></text:span><text:span text:style-name="Strong_20_Emphasis"><text:span text:style-name="T87">Super</text:span></text:span><text:span text:style-name="Strong_20_Emphasis"><text:span text:style-name="T100">-toets</text:span></text:span><text:span text:style-name="Strong_20_Emphasis"><text:span text:style-name="T90"><text:note text:id="ftn8" text:note-class="footnote"><text:note-citation>2</text:note-citation><text:note-body><text:p text:style-name="P42"><text:span text:style-name="T238">De </text:span><text:span text:style-name="T239">Super</text:span><text:span text:style-name="T238">-toets </text:span><text:span text:style-name="T240">zit linksonder op het toetsenbord en </text:span><text:span text:style-name="T238">heeft een logo in plaats van alleen letters.</text:span></text:p></text:note-body></text:note></text:span></text:span><text:span text:style-name="Strong_20_Emphasis"><text:span text:style-name="T84">, </text:span></text:span><text:span text:style-name="Strong_20_Emphasis"><text:span text:style-name="T97">t</text:span></text:span><text:span text:style-name="Strong_20_Emphasis"><text:span text:style-name="T89">yp </text:span></text:span><text:span text:style-name="Strong_20_Emphasis"><text:span text:style-name="T138">ter</text:span></text:span><text:span text:style-name="Strong_20_Emphasis"><text:span text:style-name="T139">m</text:span></text:span><text:span text:style-name="Strong_20_Emphasis"><text:span text:style-name="T78"> </text:span></text:span><text:span text:style-name="Strong_20_Emphasis"><text:span text:style-name="T98">e</text:span></text:span><text:span text:style-name="Strong_20_Emphasis"><text:span text:style-name="T76">n </text:span></text:span><text:span text:style-name="Strong_20_Emphasis"><text:span text:style-name="T92">k</text:span></text:span><text:span text:style-name="Strong_20_Emphasis"><text:span text:style-name="T76">lik op het pictogram van </text:span></text:span><text:span text:style-name="Strong_20_Emphasis"><text:span text:style-name="T140">Terminalvenster</text:span></text:span><text:span text:style-name="Strong_20_Emphasis"><text:span text:style-name="T78">.</text:span></text:span></text:p>
          </table:table-cell>
        </table:table-row>
        <table:table-row>
          <table:table-cell table:style-name="_33_._5f_Installatie_5f_afronden.A1" office:value-type="string">
            <text:p text:style-name="P53"><text:span text:style-name="Strong_20_Emphasis"><text:span text:style-name="T75"/></text:span></text:p>
          </table:table-cell>
          <table:table-cell table:style-name="_33_._5f_Installatie_5f_afronden.A1" office:value-type="string">
            <text:p text:style-name="P56"><text:span text:style-name="T6">Typ</text:span><text:span text:style-name="Strong_20_Emphasis"><text:span text:style-name="T79">, of </text:span></text:span><text:span text:style-name="Strong_20_Emphasis"><text:span text:style-name="T78">kopieer en plak, de</text:span></text:span><text:span text:style-name="Strong_20_Emphasis"><text:span text:style-name="T101">z</text:span></text:span><text:span text:style-name="Strong_20_Emphasis"><text:span text:style-name="T78">e </text:span></text:span><text:span text:style-name="Strong_20_Emphasis"><text:span text:style-name="T81">twee </text:span></text:span><text:span text:style-name="Strong_20_Emphasis"><text:span text:style-name="T78">opdrachten, ieder gevolgd door de </text:span></text:span><text:span text:style-name="Strong_20_Emphasis"><text:span text:style-name="T77">Enter</text:span></text:span><text:span text:style-name="Strong_20_Emphasis"><text:span text:style-name="T76">-toets:<text:line-break/></text:span></text:span><text:span text:style-name="User_20_Entry"><text:span text:style-name="T29">wget karelzimmer.nl/</text:span></text:span><text:span text:style-name="User_20_Entry"><text:span text:style-name="T30">kz</text:span></text:span><text:span text:style-name="User_20_Entry"><text:span text:style-name="T29"><text:line-break/>bash </text:span></text:span><text:span text:style-name="User_20_Entry"><text:span text:style-name="T30">kz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64"><text:span text:style-name="T3">V</text:span><text:span text:style-name="Strong_20_Emphasis"><text:span text:style-name="T82">olg </text:span></text:span><text:span text:style-name="Strong_20_Emphasis"><text:span text:style-name="T83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75"><text:s/></text:span></text:span><text:span text:style-name="Strong_20_Emphasis"><text:span text:style-name="T117"><draw:control text:anchor-type="as-char" draw:z-index="6" draw:name="Vorm37" draw:style-name="gr1" draw:text-style-name="P89" svg:width="0.35cm" svg:height="0.35cm" draw:control="control7"/></text:span></text:span></text:p>
          </table:table-cell>
          <table:table-cell table:style-name="_33_._5f_Installatie_5f_afronden.A1" office:value-type="string">
            <text:p text:style-name="P78"><text:span text:style-name="Strong_20_Emphasis"><text:span text:style-name="T102">Rond de</text:span></text:span><text:span text:style-name="Strong_20_Emphasis"><text:span text:style-name="T103"> installatie </text:span></text:span><text:span text:style-name="Strong_20_Emphasis"><text:span text:style-name="T102">af </text:span></text:span><text:span text:style-name="Strong_20_Emphasis"><text:span text:style-name="T76">via </text:span></text:span><text:span text:style-name="Strong_20_Emphasis"><text:span text:style-name="T104">een</text:span></text:span><text:span text:style-name="Strong_20_Emphasis"><text:span text:style-name="T105"> druk</text:span></text:span><text:span text:style-name="Strong_20_Emphasis"><text:span text:style-name="T104"> op</text:span></text:span><text:span text:style-name="Strong_20_Emphasis"><text:span text:style-name="T100"> de </text:span></text:span><text:span text:style-name="Strong_20_Emphasis"><text:span text:style-name="T87">Super</text:span></text:span><text:span text:style-name="Strong_20_Emphasis"><text:span text:style-name="T100">-toets</text:span></text:span><text:span text:style-name="Strong_20_Emphasis"><text:span text:style-name="T36"><text:note-ref text:note-class="footnote" text:reference-format="text" text:ref-name="ftn8">2</text:note-ref></text:span></text:span><text:span text:style-name="Strong_20_Emphasis"><text:span text:style-name="T84">, </text:span></text:span><text:span text:style-name="Strong_20_Emphasis"><text:span text:style-name="T97">t</text:span></text:span><text:span text:style-name="Strong_20_Emphasis"><text:span text:style-name="T89">yp </text:span></text:span><text:span text:style-name="Strong_20_Emphasis"><text:span text:style-name="T136">men</text:span></text:span><text:span text:style-name="Strong_20_Emphasis"><text:span text:style-name="T135">u</text:span></text:span><text:span text:style-name="Strong_20_Emphasis"><text:span text:style-name="T90"> </text:span></text:span><text:span text:style-name="Strong_20_Emphasis"><text:span text:style-name="T98">e</text:span></text:span><text:span text:style-name="Strong_20_Emphasis"><text:span text:style-name="T76">n </text:span></text:span><text:span text:style-name="Strong_20_Emphasis"><text:span text:style-name="T92">k</text:span></text:span><text:span text:style-name="Strong_20_Emphasis"><text:span text:style-name="T76">lik op het pictogram van </text:span></text:span><text:span text:style-name="Strong_20_Emphasis"><text:span text:style-name="T152">Installatiem</text:span></text:span><text:span text:style-name="Strong_20_Emphasis"><text:span text:style-name="T153">enu</text:span></text:span><text:span text:style-name="Strong_20_Emphasis"><text:span text:style-name="T90">.</text:span></text:span></text:p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75"/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106">K</text:span></text:span><text:span text:style-name="Strong_20_Emphasis"><text:span text:style-name="T94">ie</text:span></text:span><text:span text:style-name="Strong_20_Emphasis"><text:span text:style-name="T95">s </text:span></text:span><text:span text:style-name="Strong_20_Emphasis"><text:span text:style-name="T157">3</text:span></text:span><text:span text:style-name="Strong_20_Emphasis"><text:span text:style-name="T132"> </text:span></text:span><text:span text:style-name="Strong_20_Emphasis"><text:span text:style-name="T158">Installatie</text:span></text:span><text:span text:style-name="Strong_20_Emphasis"><text:span text:style-name="T159"> </text:span></text:span><text:span text:style-name="Strong_20_Emphasis"><text:span text:style-name="T160">afronden</text:span></text:span><text:span text:style-name="Strong_20_Emphasis"><text:span text:style-name="T106"> </text:span></text:span><text:span text:style-name="Strong_20_Emphasis"><text:span text:style-name="T96">en </text:span></text:span><text:span text:style-name="Strong_20_Emphasis"><text:span text:style-name="T107">v</text:span></text:span><text:span text:style-name="Strong_20_Emphasis"><text:span text:style-name="T83">olg de aanwijzingen op het scherm.</text:span></text:span></text:p>
          </table:table-cell>
        </table:table-row>
      </table:table>
      <text:p text:style-name="P47"><text:span text:style-name="Strong_20_Emphasis"><text:span text:style-name="T65"><text:tab/></text:span></text:span></text:p>
      <text:p text:style-name="P48"><text:span text:style-name="Strong_20_Emphasis"><text:span text:style-name="T96"/></text:span></text:p>
      <text:p text:style-name="P49"><text:span text:style-name="Strong_20_Emphasis"><text:span text:style-name="T83"/></text:span></text:p>
      <text:list xml:id="list91541703040495" text:continue-numbering="true" text:style-name="L1">
        <text:list-item>
          <text:p text:style-name="P88"><text:span text:style-name="Strong_20_Emphasis"><text:span text:style-name="T2">Gebruiker inrichten</text:span>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57"><text:span text:style-name="Strong_20_Emphasis"><text:span text:style-name="T75"><text:s/></text:span></text:span><text:span text:style-name="Strong_20_Emphasis"><text:span text:style-name="T117"><draw:control text:anchor-type="as-char" draw:z-index="13" draw:name="Vorm40_0" draw:style-name="gr1" draw:text-style-name="P89" svg:width="0.35cm" svg:height="0.35cm" draw:control="control14"/></text:span></text:span></text:p>
          </table:table-cell>
          <table:table-cell table:style-name="Tabel2.A1" office:value-type="string">
            <text:p text:style-name="P22"><text:span text:style-name="Strong_20_Emphasis"><text:span text:style-name="T65">Aanmelden als </text:span></text:span><text:span text:style-name="Definition"><text:span text:style-name="T13">gebruiker</text:span></text:span><text:span text:style-name="Strong_20_Emphasis"><text:span text:style-name="T108"><text:note text:id="ftn9" text:note-class="footnote"><text:note-citation>1</text:note-citation><text:note-body><text:p text:style-name="P68"><text:span text:style-name="User_20_Entry"><text:span text:style-name="T221">E</text:span></text:span><text:span text:style-name="User_20_Entry"><text:span text:style-name="T222">ventuele extra </text:span></text:span><text:span text:style-name="User_20_Entry"><text:span text:style-name="T223">gebruiker</text:span></text:span><text:span text:style-name="User_20_Entry"><text:span text:style-name="T222">s aanmelden en dezelfde stappen uitvoeren.</text:span></text:span></text:p></text:note-body></text:note></text:span></text:span><text:span text:style-name="Strong_20_Emphasis"><text:span text:style-name="T65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62"><text:span text:style-name="Strong_20_Emphasis"><text:span text:style-name="T75"><text:s/></text:span></text:span><text:span text:style-name="Strong_20_Emphasis"><text:span text:style-name="T117"><draw:control text:anchor-type="as-char" draw:z-index="15" draw:name="Vorm40_2" draw:style-name="gr1" draw:text-style-name="P89" svg:width="0.35cm" svg:height="0.35cm" draw:control="control16"/></text:span></text:span></text:p>
          </table:table-cell>
          <table:table-cell table:style-name="Tabel2.A1" office:value-type="string">
            <text:p text:style-name="P21"><text:span text:style-name="Strong_20_Emphasis"><text:span text:style-name="T109">R</text:span></text:span><text:span text:style-name="Strong_20_Emphasis"><text:span text:style-name="T110">icht </text:span></text:span><text:span text:style-name="Strong_20_Emphasis"><text:span text:style-name="T111">de </text:span></text:span><text:span text:style-name="Definition"><text:span text:style-name="T25">gebruiker</text:span></text:span><text:span text:style-name="Strong_20_Emphasis"><text:span text:style-name="T110"> </text:span></text:span><text:span text:style-name="Strong_20_Emphasis"><text:span text:style-name="T112">in </text:span></text:span><text:span text:style-name="Strong_20_Emphasis"><text:span text:style-name="T76">via </text:span></text:span><text:span text:style-name="Strong_20_Emphasis"><text:span text:style-name="T104">een</text:span></text:span><text:span text:style-name="Strong_20_Emphasis"><text:span text:style-name="T105"> druk</text:span></text:span><text:span text:style-name="Strong_20_Emphasis"><text:span text:style-name="T104"> op</text:span></text:span><text:span text:style-name="Strong_20_Emphasis"><text:span text:style-name="T100"> de </text:span></text:span><text:span text:style-name="Strong_20_Emphasis"><text:span text:style-name="T87">Super</text:span></text:span><text:span text:style-name="Strong_20_Emphasis"><text:span text:style-name="T100">-toets</text:span></text:span><text:span text:style-name="Strong_20_Emphasis"><text:span text:style-name="T36"><text:note text:id="ftn10" text:note-class="footnote"><text:note-citation>2</text:note-citation><text:note-body><text:p text:style-name="P42"><text:span text:style-name="T238">De </text:span><text:span text:style-name="T239">Super</text:span><text:span text:style-name="T238">-toets </text:span><text:span text:style-name="T240">zit linksonder op het toetsenbord en </text:span><text:span text:style-name="T238">heeft een logo in plaats van alleen letters.</text:span></text:p></text:note-body></text:note></text:span></text:span><text:span text:style-name="Strong_20_Emphasis"><text:span text:style-name="T84">, </text:span></text:span><text:span text:style-name="Strong_20_Emphasis"><text:span text:style-name="T97">t</text:span></text:span><text:span text:style-name="Strong_20_Emphasis"><text:span text:style-name="T89">yp </text:span></text:span><text:span text:style-name="Strong_20_Emphasis"><text:span text:style-name="T136">men</text:span></text:span><text:span text:style-name="Strong_20_Emphasis"><text:span text:style-name="T135">u</text:span></text:span><text:span text:style-name="Strong_20_Emphasis"><text:span text:style-name="T90"> </text:span></text:span><text:span text:style-name="Strong_20_Emphasis"><text:span text:style-name="T98">e</text:span></text:span><text:span text:style-name="Strong_20_Emphasis"><text:span text:style-name="T76">n </text:span></text:span><text:span text:style-name="Strong_20_Emphasis"><text:span text:style-name="T92">k</text:span></text:span><text:span text:style-name="Strong_20_Emphasis"><text:span text:style-name="T76">lik op het pictogram van </text:span></text:span><text:span text:style-name="Strong_20_Emphasis"><text:span text:style-name="T152">Installatiem</text:span></text:span><text:span text:style-name="Strong_20_Emphasis"><text:span text:style-name="T153">enu</text:span></text:span><text:span text:style-name="Strong_20_Emphasis"><text:span text:style-name="T90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20"><text:span text:style-name="Strong_20_Emphasis"><text:span text:style-name="T106">K</text:span></text:span><text:span text:style-name="Strong_20_Emphasis"><text:span text:style-name="T94">ie</text:span></text:span><text:span text:style-name="Strong_20_Emphasis"><text:span text:style-name="T95">s </text:span></text:span><text:span text:style-name="Strong_20_Emphasis"><text:span text:style-name="T157">4 </text:span></text:span><text:span text:style-name="Strong_20_Emphasis"><text:span text:style-name="T137">Gebruiker inrichten</text:span></text:span><text:span text:style-name="Strong_20_Emphasis"><text:span text:style-name="T106"> </text:span></text:span><text:span text:style-name="Strong_20_Emphasis"><text:span text:style-name="T96">en </text:span></text:span><text:span text:style-name="Strong_20_Emphasis"><text:span text:style-name="T107">v</text:span></text:span><text:span text:style-name="Strong_20_Emphasis"><text:span text:style-name="T83">olg de aanwijzingen op het scherm</text:span></text:span><text:span text:style-name="Strong_20_Emphasis"><text:span text:style-name="T133">.</text:span></text:span></text:p>
          </table:table-cell>
        </table:table-row>
      </table:table>
      <text:p text:style-name="P19"><text:span text:style-name="Strong_20_Emphasis"><text:span text:style-name="T113"/></text:span></text:p>
      <text:p text:style-name="P37"/>
      <text:p text:style-name="P37"/>
      <text:p text:style-name="P39"><text:span text:style-name="T232">E</text:span><text:span text:style-name="T233">inde c</text:span><text:span text:style-name="T234">hecklist, </text:span><text:span text:style-name="T235">d</text:span><text:span text:style-name="T234">e installatie van </text:span><text:span text:style-name="Strong_20_Emphasis"><text:span text:style-name="T252"><text:user-field-get text:name="Distro">Ubuntu</text:user-field-get></text:span></text:span><text:span text:style-name="T236"><text:s/></text:span><text:span text:style-name="T237"><text:user-field-get text:name="Version">22.04</text:user-field-get></text:span><text:span text:style-name="Strong_20_Emphasis"><text:span text:style-name="T253"><text:s/></text:span></text:span><text:span text:style-name="Strong_20_Emphasis"><text:span text:style-name="T251">LTS</text:span></text:span><text:span text:style-name="T35"> </text:span><text:span text:style-name="Strong_20_Emphasis"><text:span text:style-name="T161"><text:user-field-get text:name="Edition">desktop</text:user-field-get></text:span></text:span><text:span text:style-name="Strong_20_Emphasis"><text:span text:style-name="T161"><text:s/></text:span></text:span><text:span text:style-name="T234">is voltooid.</text:span></text:p>
      <text:p text:style-name="P17"/>
      <text:p text:style-name="P7"><text:span text:style-name="Emphasis"><text:span text:style-name="T315">Geschreven </text:span></text:span><text:span text:style-name="Emphasis"><text:span text:style-name="T318">in</text:span></text:span><text:span text:style-name="Emphasis"><text:span text:style-name="T312"> </text:span></text:span><text:span text:style-name="Strong_20_Emphasis"><text:span text:style-name="T83"><text:user-field-get style:data-style-name="N0" text:name="Releaseyear">2022</text:user-field-get></text:span></text:span><text:span text:style-name="Emphasis"><text:span text:style-name="T313"><text:s/></text:span></text:span><text:span text:style-name="Emphasis"><text:span text:style-name="T314">d</text:span></text:span><text:span text:style-name="Emphasis"><text:span text:style-name="T315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16">Karel Zimmer</text:span></text:span></text:a><text:span text:style-name="Emphasis"><text:span text:style-name="T315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17">Creative Commons Publiek Domein Verklaring</text:span></text:span></text:a><text:span text:style-name="Emphasis"><text:span text:style-name="T31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1-10T09:15:41.122171003">10-01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1-10T09:15:40.778660866</dc:date>
    <meta:keyword>Installatie</meta:keyword>
    <meta:keyword>Checklist</meta:keyword>
    <meta:keyword>Linux</meta:keyword>
    <meta:editing-cycles>6593</meta:editing-cycles>
    <meta:editing-duration>P11DT15H39M14S</meta:editing-duration>
    <dc:creator>Karel Zimmer</dc:creator>
    <meta:document-statistic meta:table-count="4" meta:image-count="0" meta:object-count="0" meta:page-count="4" meta:paragraph-count="75" meta:word-count="748" meta:character-count="5030" meta:non-whitespace-character-count="4306"/>
    <meta:user-defined meta:name="Info 1"/>
    <meta:user-defined meta:name="Info 2"/>
    <meta:user-defined meta:name="Info 3"/>
    <meta:user-defined meta:name="Info 4"/>
  </office:meta>
</office:document-meta>
</file>